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="Arrowheads_20_1" draw:marker-start-width="0.38cm" draw:marker-end-width="0.275cm" draw:textarea-horizontal-align="center" draw:textarea-vertical-align="botto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.2cm" fo:margin-bottom="0.2cm" fo:line-height="100%" fo:text-align="start" fo:text-indent="0cm"/>
    </style:style>
    <style:style style:name="P7" style:family="paragraph"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.1cm" fo:margin-bottom="0.1cm" fo:line-height="100%" fo:text-align="start" fo:text-indent="0cm"/>
    </style:style>
    <style:style style:name="P9" style:family="paragraph">
      <style:paragraph-properties fo:margin-left="0cm" fo:margin-right="0cm" fo:margin-top="0.1cm" fo:margin-bottom="0.1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T2" style:family="text">
      <style:text-properties style:use-window-font-color="true" style:text-outline="false" style:text-line-through-style="none" fo:font-family="Helvetica" style:font-family-generic="swiss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4" draw:layer="layout" svg:width="2cm" svg:height="1cm" svg:x="10.6cm" svg:y="19.172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2.791cm" svg:y1="17.797cm" svg:x2="15.321cm" svg:y2="18.932cm" draw:start-shape="id1" draw:start-glue-point="2" draw:end-shape="id2" draw:end-glue-point="0" svg:d="m12791 17797v567h2530v568">
          <text:p/>
        </draw:connector>
        <draw:connector draw:style-name="gr2" draw:text-style-name="P3" draw:layer="layout" svg:x1="17.331cm" svg:y1="17.803cm" svg:x2="15.321cm" svg:y2="18.932cm" draw:start-shape="id3" draw:start-glue-point="2" draw:end-shape="id2" draw:end-glue-point="0" svg:d="m17331 17803v564h-2010v565">
          <text:p/>
        </draw:connector>
        <draw:connector draw:style-name="gr3" draw:text-style-name="P1" draw:layer="layout" svg:x1="12.6cm" svg:y1="19.672cm" svg:x2="13.569cm" svg:y2="19.672cm" draw:start-shape="id4" draw:start-glue-point="1" draw:end-shape="id2" draw:end-glue-point="3" svg:d="m12600 19672h969">
          <text:p/>
        </draw:connector>
        <draw:g draw:id="id1">
          <draw:glue-point draw:id="4" svg:x="-1.019cm" svg:y="4.99cm"/>
          <draw:glue-point draw:id="5" svg:x="0.111cm" svg:y="2cm"/>
          <draw:glue-point draw:id="6" svg:x="2.333cm" svg:y="1cm"/>
          <draw:glue-point draw:id="7" svg:x="0.111cm" svg:y="1cm"/>
          <draw:glue-point draw:id="8" svg:x="2.333cm" svg:y="0cm"/>
          <draw:glue-point draw:id="9" svg:x="0.111cm" svg:y="1cm"/>
          <draw:glue-point draw:id="10" svg:x="0.111cm" svg:y="1cm"/>
          <draw:glue-point draw:id="11" svg:x="0.111cm" svg:y="1cm" draw:escape-direction="right"/>
          <draw:glue-point draw:id="12" svg:x="0.111cm" svg:y="1.363cm"/>
          <draw:glue-point draw:id="13" svg:x="0.111cm" svg:y="1.363cm"/>
          <draw:glue-point draw:id="14" svg:x="-1.047cm" svg:y="0.8cm" draw:escape-direction="right"/>
          <draw:glue-point draw:id="15" svg:x="-1.491cm" svg:y="1cm"/>
          <draw:glue-point draw:id="16" svg:x="-1.18cm" svg:y="1.272cm"/>
          <draw:glue-point draw:id="17" svg:x="-1.033cm" svg:y="1.272cm" draw:escape-direction="right"/>
          <draw:glue-point draw:id="18" svg:x="3.169cm" svg:y="-0.818cm"/>
          <draw:glue-point draw:id="19" svg:x="-4.708cm" svg:y="0.795cm" draw:escape-direction="left"/>
          <draw:custom-shape draw:style-name="gr1" draw:text-style-name="P2" draw:layer="layout" svg:width="2.41cm" svg:height="0.683cm" svg:x="11.585cm" svg:y="15.943cm">
            <text:p text:style-name="P1"><text:span text:style-name="T1">Compon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2.413cm" svg:height="1.171cm" svg:x="11.585cm" svg:y="16.626cm">
            <draw:glue-point draw:id="4" svg:x="0.113cm" svg:y="-0.202cm"/>
            <draw:glue-point draw:id="5" svg:x="0.113cm" svg:y="0.514cm"/>
            <text:p text:style-name="P4"><text:span text:style-name="T2">+ operation 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3">
          <draw:glue-point draw:id="4" svg:x="-1.019cm" svg:y="4.99cm"/>
          <draw:glue-point draw:id="5" svg:x="3.168cm" svg:y="1.937cm"/>
          <draw:glue-point draw:id="6" svg:x="2.326cm" svg:y="1.208cm"/>
          <draw:custom-shape draw:style-name="gr1" draw:text-style-name="P2" draw:layer="layout" svg:width="2.326cm" svg:height="0.635cm" svg:x="16.162cm" svg:y="15.937cm">
            <text:p text:style-name="P1"><text:span text:style-name="T1">Scenar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2.336cm" svg:height="1.236cm" svg:x="16.164cm" svg:y="16.567cm">
            <text:p text:style-name="P6"><text:span text:style-name="T2">+ enter()</text:span></text:p>
            <text:p text:style-name="P6"><text:span text:style-name="T2">+ leave()</text:span></text:p>
            <draw:enhanced-geometry svg:viewBox="0 0 21600 21600" draw:type="rectangle" draw:enhanced-path="M 0 0 L 21600 0 21600 21600 0 21600 0 0 Z N"/>
          </draw:custom-shape>
        </draw:g>
        <draw:g draw:id="id2">
          <draw:glue-point draw:id="4" svg:x="-1.019cm" svg:y="4.99cm"/>
          <draw:glue-point draw:id="5" svg:x="0.568cm" svg:y="-1.349cm"/>
          <draw:glue-point draw:id="6" svg:x="3.333cm" svg:y="3.333cm"/>
          <draw:glue-point draw:id="7" svg:x="2.142cm" svg:y="3.333cm"/>
          <draw:glue-point draw:id="8" svg:x="2.034cm" svg:y="2.85cm" draw:escape-direction="right"/>
          <draw:custom-shape draw:style-name="gr1" draw:text-style-name="P2" draw:layer="layout" svg:width="3.505cm" svg:height="0.635cm" svg:x="13.569cm" svg:y="18.932cm">
            <text:p text:style-name="P1"><text:span text:style-name="T1">Scenario Adap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9" draw:layer="layout" svg:width="3.499cm" svg:height="0.843cm" svg:x="13.573cm" svg:y="19.569cm">
            <text:p text:style-name="P8"><text:span text:style-name="T2">+ operation 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2" draw:id="id5" draw:layer="layout" svg:width="2cm" svg:height="1cm" svg:x="15cm" svg:y="13.9cm">
          <text:p text:style-name="P1"><text:span text:style-name="T1">Asp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id="id6" draw:layer="layout" svg:width="2cm" svg:height="1cm" svg:x="17.5cm" svg:y="13.9cm">
          <text:p text:style-name="P1"><text:span text:style-name="T1">Asp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5.999cm" svg:y1="14.9cm" svg:x2="17.331cm" svg:y2="15.937cm" draw:start-shape="id5" draw:start-glue-point="8" draw:end-shape="id3" draw:end-glue-point="0" svg:d="m15999 14900 1332 1037">
          <text:p/>
        </draw:connector>
        <draw:connector draw:style-name="gr8" draw:text-style-name="P1" draw:layer="layout" draw:type="line" svg:x1="18.499cm" svg:y1="14.9cm" svg:x2="17.331cm" svg:y2="15.937cm" draw:start-shape="id6" draw:start-glue-point="8" draw:end-shape="id3" draw:end-glue-point="0" svg:d="m18499 14900-1168 10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357 1440" svg:d="m703 300-500 1001h1001zm-1204 139 703-1440v0l654 1440z"/>
    <draw:marker draw:name="Arrowheads_20_2" draw:display-name="Arrowheads 2" svg:viewBox="0 0 2100 2100" svg:d="m1050 175c-496 0-875 379-875 875s379 875 875 875 875-379 875-875-379-875-875-875zm0-175c595 0 1050 455 1050 1050s-455 1050-1050 1050-1050-455-1050-1050 455-1050 1050-105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2-04-19T20:41:15</dc:date>
    <meta:editing-duration>PT08H55M16S</meta:editing-duration>
    <meta:editing-cycles>43</meta:editing-cycles>
    <meta:generator>OpenOffice.org/3.1$Unix OpenOffice.org_project/310m19$Build-9420</meta:generator>
    <dc:creator>Tiago Mück</dc:cre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